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22ec" officeooo:paragraph-rsid="001622e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22ec" officeooo:paragraph-rsid="001622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22ec" officeooo:paragraph-rsid="001622e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622ec" officeooo:paragraph-rsid="001622e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6a6e7" officeooo:paragraph-rsid="0016a6e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bold" officeooo:rsid="0016a6e7" officeooo:paragraph-rsid="0016a6e7" style:font-size-asian="12pt" style:font-weight-asian="bold" style:font-size-complex="12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variant="normal" fo:text-transform="none" fo:color="#00113d" style:font-name="Liberation Serif" fo:font-size="12pt" fo:letter-spacing="normal" fo:font-style="normal" fo:font-weight="normal" officeooo:rsid="0016a6e7" officeooo:paragraph-rsid="0016a6e7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variant="normal" fo:text-transform="none" fo:color="#00113d" style:font-name="Liberation Serif" fo:font-size="12pt" fo:letter-spacing="normal" fo:font-style="normal" fo:font-weight="normal" officeooo:rsid="0016b505" officeooo:paragraph-rsid="0016b50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113d" style:font-name="Liberation Serif" fo:font-size="12pt" fo:letter-spacing="normal" fo:font-style="normal" fo:font-weight="normal" officeooo:rsid="0016b505" officeooo:paragraph-rsid="0016b505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variant="normal" fo:text-transform="none" fo:color="#00113d" style:font-name="Liberation Serif" fo:font-size="12pt" fo:letter-spacing="normal" fo:font-style="normal" fo:font-weight="normal" officeooo:rsid="0016b505" officeooo:paragraph-rsid="0016b50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113d" style:font-name="Liberation Serif" fo:font-size="12pt" fo:letter-spacing="normal" fo:font-style="normal" fo:font-weight="bold" officeooo:rsid="0016b505" officeooo:paragraph-rsid="0016b505" style:font-size-asian="12pt" style:font-weight-asian="bold" style:font-size-complex="12pt" style:font-weight-complex="bold"/>
    </style:style>
    <style:style style:name="T1" style:family="text">
      <style:text-properties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ERA CAPSTONE PROJECT</text:p>
      <text:p text:style-name="P2"/>
      <text:p text:style-name="P1">Finding the best place to open a Cafe in Bengaluru</text:p>
      <text:p text:style-name="P1"/>
      <text:p text:style-name="P3">INTRODUCTION</text:p>
      <text:p text:style-name="P3"/>
      <text:p text:style-name="P4"><text:span text:style-name="T1">Audience</text:span> – Anyone wanting to open a cafe in Bengaluru.</text:p>
      <text:p text:style-name="P4"/>
      <text:p text:style-name="P4">Bengaluru (also called Bangalore) is the capital of India's southern Karnataka state. The center of India's high-tech industry, the city is also known for its parks and nightlife. </text:p>
      <text:p text:style-name="P4"/>
      <text:p text:style-name="P4">Bengaluru has a lot of cafes and very high property rates. The idea is to use the Foursquare API to find the areas with the most check-ins for a cafe and combine it with the property rates dataset to find the optimum place for the cafe. <text:s text:c="2"/></text:p>
      <text:p text:style-name="P4"/>
      <text:p text:style-name="P6">DATA</text:p>
      <text:p text:style-name="P5"/>
      <text:p text:style-name="P5">The datasets that will be used are:- </text:p>
      <text:p text:style-name="P5"/>
      <text:p text:style-name="P5">1. Foursquare Places API</text:p>
      <text:p text:style-name="P5">2. Bengaluru Property Rates</text:p>
      <text:p text:style-name="P5"/>
      <text:p text:style-name="P6">1. Foursquare Places API</text:p>
      <text:p text:style-name="P5"/>
      <text:list xml:id="list1454480061" text:style-name="L4">
        <text:list-item>
          <text:p text:style-name="P7">The Places API offers real-time access to Foursquare’s global database of rich venue data and user content.</text:p>
        </text:list-item>
        <text:list-item>
          <text:p text:style-name="P8">I will be using the API to get the list of cafes and the check-in count and create a pandas dataframe. </text:p>
        </text:list-item>
      </text:list>
      <text:p text:style-name="P9"/>
      <text:p text:style-name="P11">2. Bengaluru Property Rates</text:p>
      <text:p text:style-name="P9"/>
      <text:list xml:id="list4059560526" text:style-name="L5">
        <text:list-item>
          <text:p text:style-name="P10">There isn’t a proper dataset available so I will have to do some web scraping to get the required data that would include the neighbourhoods in Bengaluru along with the per square foot property rat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20:30:58.997413289</meta:creation-date>
    <dc:date>2020-03-15T20:46:27.910382704</dc:date>
    <meta:editing-duration>PT15M31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1" meta:paragraph-count="15" meta:word-count="197" meta:character-count="1117" meta:non-whitespace-character-count="930"/>
  </office:meta>
</office:document-meta>
</file>